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e7b" officeooo:paragraph-rsid="001d9e7b"/>
    </style:style>
    <style:style style:name="T1" style:family="text">
      <style:text-properties officeooo:rsid="001f0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saging – event driven programming in js</text:p>
      <text:p text:style-name="P1"/>
      <text:p text:style-name="P1">* objects no longer communicate directly with each other but through the mediater</text:p>
      <text:p text:style-name="P1">* Manages the events by multiple objects and channels them into one object which simplifies the registration/ subscription for the clients.</text:p>
      <text:p text:style-name="P1">* Receives messages from multiple destinations, determines the valid destination and routes the messages.</text:p>
      <text:p text:style-name="P1">* One common dependency – message bus for all subs and pubs to use. Unlike requiring direct reference to subjects to be passsed all over the application.</text:p>
      <text:p text:style-name="P1">* Message structure:</text:p>
      <text:p text:style-name="P1"><text:tab/>Payload: wrappper containing the data of the message <text:s/>as well as the metadata <text:s/>about the message {Topic(Event name), Message bus name (Channel name ), timestamp }</text:p>
      <text:p text:style-name="P1"/>
      <text:p text:style-name="P1">* We should not include behavior in a message, we should be able to preserve the message if passed to JSON.stringify.</text:p>
      <text:p text:style-name="P1"/>
      <text:p text:style-name="P1">* Subs callbacks have a short and generic signature. As we use the payload wrapper subs callbacks endup usiing 1 or 2 argument method signarture thats consistent <text:s/>for every message.</text:p>
      <text:p text:style-name="P1"/>
      <text:p text:style-name="P1">* <text:span text:style-name="T1">As the Observer pattern have event names, messages in JS usually have “topics” that can be namespaces for broader us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25:33.974000000</meta:creation-date>
    <dc:date>2014-09-16T09:43:57.884000000</dc:date>
    <meta:editing-duration>PT3M13S</meta:editing-duration>
    <meta:editing-cycles>1</meta:editing-cycles>
    <meta:document-statistic meta:table-count="0" meta:image-count="0" meta:object-count="0" meta:page-count="1" meta:paragraph-count="10" meta:word-count="181" meta:character-count="1121" meta:non-whitespace-character-count="944"/>
    <meta:generator>LibreOffice/4.2.0.4$Windows_x86 LibreOffice_project/05dceb5d363845f2cf968344d7adab8dcfb2ba71</meta:generator>
  </office:meta>
</office:document-meta>
</file>